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8.8pt"/>
    </style:style>
    <style:style style:name="co2" style:family="table-column">
      <style:table-column-properties fo:break-before="auto" style:column-width="49.8pt"/>
    </style:style>
    <style:style style:name="co3" style:family="table-column">
      <style:table-column-properties fo:break-before="auto" style:column-width="288.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93.41pt"/>
    </style:style>
    <style:style style:name="co6" style:family="table-column">
      <style:table-column-properties fo:break-before="auto" style:column-width="283.8pt"/>
    </style:style>
    <style:style style:name="co7" style:family="table-column">
      <style:table-column-properties fo:break-before="auto" style:column-width="296.39pt"/>
    </style:style>
    <style:style style:name="co8" style:family="table-column">
      <style:table-column-properties fo:break-before="auto" style:column-width="291.6pt"/>
    </style:style>
    <style:style style:name="co9" style:family="table-column">
      <style:table-column-properties fo:break-before="auto" style:column-width="33.59pt"/>
    </style:style>
    <style:style style:name="co10" style:family="table-column">
      <style:table-column-properties fo:break-before="auto" style:column-width="52.8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95.65pt"/>
    </style:style>
    <style:style style:name="co13" style:family="table-column">
      <style:table-column-properties fo:break-before="auto" style:column-width="253.1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style:font-name="Monospace" fo:font-size="10pt" style:font-name-asian="Monospace" style:font-size-asian="10pt" style:font-name-complex="Monospace" style:font-size-complex="10pt"/>
    </style:style>
    <style:style style:name="ce3" style:family="table-cell" style:parent-style-name="Collegamento_20_ipertestuale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2" table:default-cell-style-name="ce4"/>
        <table:table-row table:style-name="ro1"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Score </text:p>
          </table:table-cell>
          <table:table-cell table:style-name="ce1" office:value-type="string" calcext:value-type="string">
            <text:p>Index Fixed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Index + BM-25 Onl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Index + Entropy Onl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Index + Libraries Onl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mplete</text:p>
          </table:table-cell>
          <table:table-cell office:value-type="string" calcext:value-type="string">
            <text:p>Score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rapping+Import directives</text:p>
          </table:table-cell>
          <table:table-cell table:style-name="ce1" table:number-columns-repeated="5"/>
          <table:table-cell table:style-name="ce1" office:value-type="string" calcext:value-type="string">
            <text:p>Construct query with import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Default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style-name="ce2" office:value-type="string" calcext:value-type="string">
            <text:p>AuditReportCriteriaForm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385314" xlink:type="simple">https://stackoverflow.com/questions/1385314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53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53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531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25035921" xlink:type="simple">https://stackoverflow.com/questions/25035921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503592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ttps://stackoverflow.com/questions/250359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25813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503592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12581370" xlink:type="simple">https://stackoverflow.com/questions/1258137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8679394" xlink:type="simple">https://stackoverflow.com/questions/8679394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19925112" xlink:type="simple">https://stackoverflow.com/questions/19925112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5413047" xlink:type="simple">https://stackoverflow.com/questions/5413047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4607457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39280109" xlink:type="simple">https://stackoverflow.com/questions/3928010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4607457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19925112" xlink:type="simple">https://stackoverflow.com/questions/19925112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86793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7766791" xlink:type="simple">https://stackoverflow.com/questions/7766791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3977448" xlink:type="simple">https://stackoverflow.com/questions/3977448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12581370" xlink:type="simple">https://stackoverflow.com/questions/1258137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3977448" xlink:type="simple">https://stackoverflow.com/questions/3977448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1502907" xlink:type="simple">https://stackoverflow.com/questions/1502907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7105123" xlink:type="simple">https://stackoverflow.com/questions/7105123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8597634" xlink:type="simple">https://stackoverflow.com/questions/8597634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9145186" xlink:type="simple">https://stackoverflow.com/questions/9145186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4607457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9145186" xlink:type="simple">https://stackoverflow.com/questions/9145186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7750639" xlink:type="simple">https://stackoverflow.com/questions/775063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27303270" xlink:type="simple">https://stackoverflow.com/questions/27303270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BConnectionTest.java</text:p>
          </table:table-cell>
          <table:table-cell table:style-name="ce2"/>
          <table:table-cell table:style-name="ce2" office:value-type="string" calcext:value-type="string">
            <text:p>DBConnectionTest.java</text:p>
          </table:table-cell>
          <table:table-cell table:style-name="ce2"/>
          <table:table-cell table:style-name="ce2" office:value-type="string" calcext:value-type="string">
            <text:p>DBConnectionTest.java</text:p>
          </table:table-cell>
          <table:table-cell table:style-name="ce2"/>
          <table:table-cell table:style-name="ce2" office:value-type="string" calcext:value-type="string">
            <text:p>DBConnectionTest.java</text:p>
          </table:table-cell>
          <table:table-cell table:style-name="ce2"/>
          <table:table-cell table:style-name="ce2" office:value-type="string" calcext:value-type="string">
            <text:p>DBConnectionTest.java</text:p>
          </table:table-cell>
          <table:table-cell table:style-name="ce2"/>
          <table:table-cell table:style-name="ce2" office:value-type="string" calcext:value-type="string">
            <text:p>DBConnectionTest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3405493" xlink:type="simple">https://stackoverflow.com/questions/43405493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34054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7240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34054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34054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724040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0497778" xlink:type="simple">https://stackoverflow.com/questions/20497778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72404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8393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7240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7240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83932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2539037" xlink:type="simple">https://stackoverflow.com/questions/32539037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411037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5594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11037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11037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55944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6668302" xlink:type="simple">https://stackoverflow.com/questions/3666830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4977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16187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4977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4977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16187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5225700" xlink:type="simple">https://stackoverflow.com/questions/522570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8393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9246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8393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8393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9246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dsListenerMgrImpl.java</text:p>
          </table:table-cell>
          <table:table-cell table:style-name="ce2"/>
          <table:table-cell table:style-name="ce2" office:value-type="string" calcext:value-type="string">
            <text:p>AdsListenerMgrImpl.java</text:p>
          </table:table-cell>
          <table:table-cell table:style-name="ce2"/>
          <table:table-cell table:style-name="ce2" office:value-type="string" calcext:value-type="string">
            <text:p>AdsListenerMgrImpl.java</text:p>
          </table:table-cell>
          <table:table-cell table:style-name="ce2"/>
          <table:table-cell table:style-name="ce2" office:value-type="string" calcext:value-type="string">
            <text:p>AdsListenerMgrImpl.java</text:p>
          </table:table-cell>
          <table:table-cell table:style-name="ce2"/>
          <table:table-cell table:style-name="ce2" office:value-type="string" calcext:value-type="string">
            <text:p>AdsListenerMgrImpl.java</text:p>
          </table:table-cell>
          <table:table-cell table:style-name="ce2"/>
          <table:table-cell table:style-name="ce2" office:value-type="string" calcext:value-type="string">
            <text:p>AdsListenerMgrImpl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5138696" xlink:type="simple">https://stackoverflow.com/questions/5138696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51386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36141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513869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28011971" xlink:type="simple">https://stackoverflow.com/questions/28011971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2801197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8119423" xlink:type="simple">https://stackoverflow.com/questions/28119423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920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51386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92065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7152735" xlink:type="simple">https://stackoverflow.com/questions/7152735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18408731" xlink:type="simple">https://stackoverflow.com/questions/18408731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6528287" xlink:type="simple">https://stackoverflow.com/questions/6528287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81194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9206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811942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29768976" xlink:type="simple">https://stackoverflow.com/questions/29768976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840873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6953588" xlink:type="simple">https://stackoverflow.com/questions/36953588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6528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81194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652828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47209904" xlink:type="simple">https://stackoverflow.com/questions/47209904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7152735" xlink:type="simple">https://stackoverflow.com/questions/7152735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3172817" xlink:type="simple">https://stackoverflow.com/questions/13172817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8457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6528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84578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23148109" xlink:type="simple">https://stackoverflow.com/questions/2314810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29768976" xlink:type="simple">https://stackoverflow.com/questions/29768976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STVisitors.java</text:p>
          </table:table-cell>
          <table:table-cell table:style-name="ce2"/>
          <table:table-cell table:style-name="ce2" office:value-type="string" calcext:value-type="string">
            <text:p>ASTVisitors.java</text:p>
          </table:table-cell>
          <table:table-cell table:style-name="ce2"/>
          <table:table-cell table:style-name="ce2" office:value-type="string" calcext:value-type="string">
            <text:p>ASTVisitors.java</text:p>
          </table:table-cell>
          <table:table-cell table:style-name="ce2"/>
          <table:table-cell table:style-name="ce2" office:value-type="string" calcext:value-type="string">
            <text:p>ASTVisitors.java</text:p>
          </table:table-cell>
          <table:table-cell table:style-name="ce2"/>
          <table:table-cell table:style-name="ce2" office:value-type="string" calcext:value-type="string">
            <text:p>ASTVisitors.java</text:p>
          </table:table-cell>
          <table:table-cell table:style-name="ce2"/>
          <table:table-cell table:style-name="ce2" office:value-type="string" calcext:value-type="string">
            <text:p>ASTVisitors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019729" xlink:type="simple">https://stackoverflow.com/questions/301972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97442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0197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974422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45381513" xlink:type="simple">https://stackoverflow.com/questions/45381513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974422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5985723" xlink:type="simple">https://stackoverflow.com/questions/45985723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0197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26027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6901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260279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2690118" xlink:type="simple">https://stackoverflow.com/questions/2690118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2602792" xlink:type="simple">https://stackoverflow.com/questions/2260279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59857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97442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478190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974422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23083124" xlink:type="simple">https://stackoverflow.com/questions/23083124</text:a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6463974" xlink:type="simple">https://stackoverflow.com/questions/46463974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26027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52249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52190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667197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tackoverflow.com/questions/3019729" xlink:type="simple">https://stackoverflow.com/questions/3019729</text:a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0239292" xlink:type="simple">https://stackoverflow.com/questions/40239292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402392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464639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1436833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7205236" xlink:type="simple">https://stackoverflow.com/questions/7205236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39821347" xlink:type="simple">https://stackoverflow.com/questions/39821347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ngoHelloWorld.java</text:p>
          </table:table-cell>
          <table:table-cell table:style-name="ce2"/>
          <table:table-cell table:style-name="ce2" office:value-type="string" calcext:value-type="string">
            <text:p>MongoHelloWorld.java</text:p>
          </table:table-cell>
          <table:table-cell table:style-name="ce2"/>
          <table:table-cell table:style-name="ce2" office:value-type="string" calcext:value-type="string">
            <text:p>MongoHelloWorld.java</text:p>
          </table:table-cell>
          <table:table-cell table:style-name="ce2"/>
          <table:table-cell table:style-name="ce2" office:value-type="string" calcext:value-type="string">
            <text:p>MongoHelloWorld.java</text:p>
          </table:table-cell>
          <table:table-cell table:style-name="ce2"/>
          <table:table-cell table:style-name="ce2" office:value-type="string" calcext:value-type="string">
            <text:p>MongoHelloWorld.java</text:p>
          </table:table-cell>
          <table:table-cell table:style-name="ce2"/>
          <table:table-cell table:style-name="ce2" office:value-type="string" calcext:value-type="string">
            <text:p>MongoHelloWorld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8341090" xlink:type="simple">https://stackoverflow.com/questions/18341090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3410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3410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3410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3410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34109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0357906" xlink:type="simple">https://stackoverflow.com/questions/20357906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23615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23615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236150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22361505" xlink:type="simple">https://stackoverflow.com/questions/22361505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236150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2867648" xlink:type="simple">https://stackoverflow.com/questions/32867648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8676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3579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8676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8676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86764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8209125" xlink:type="simple">https://stackoverflow.com/questions/28209125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3579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8676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35790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32065045" xlink:type="simple">https://stackoverflow.com/questions/32065045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314681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2361505" xlink:type="simple">https://stackoverflow.com/questions/22361505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20650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06504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06504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18119289" xlink:type="simple">https://stackoverflow.com/questions/1811928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11928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style-name="ce2" office:value-type="string" calcext:value-type="string">
            <text:p>TestDataPlaceHolderServlet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5312277" xlink:type="simple">https://stackoverflow.com/questions/25312277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53122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53122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53122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182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1824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9984668" xlink:type="simple">https://stackoverflow.com/questions/29984668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182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182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38182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121299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456468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3818244" xlink:type="simple">https://stackoverflow.com/questions/13818244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24272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24272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24272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45646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63040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2427262" xlink:type="simple">https://stackoverflow.com/questions/4242726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0276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65672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027618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21646012" xlink:type="simple">https://stackoverflow.com/questions/2164601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31212994" xlink:type="simple">https://stackoverflow.com/questions/31212994</text:a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2781295" xlink:type="simple">https://stackoverflow.com/questions/22781295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16460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99846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16460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20915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630713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WTMenu.java</text:p>
          </table:table-cell>
          <table:table-cell table:style-name="ce2"/>
          <table:table-cell table:style-name="ce2" office:value-type="string" calcext:value-type="string">
            <text:p>SWTMenu.java</text:p>
          </table:table-cell>
          <table:table-cell table:style-name="ce2"/>
          <table:table-cell table:style-name="ce2" office:value-type="string" calcext:value-type="string">
            <text:p>SWTMenu.java</text:p>
          </table:table-cell>
          <table:table-cell table:style-name="ce2"/>
          <table:table-cell table:style-name="ce2" office:value-type="string" calcext:value-type="string">
            <text:p>SWTMenu.java</text:p>
          </table:table-cell>
          <table:table-cell table:style-name="ce2"/>
          <table:table-cell table:style-name="ce2" office:value-type="string" calcext:value-type="string">
            <text:p>SWTMenu.java</text:p>
          </table:table-cell>
          <table:table-cell table:style-name="ce2"/>
          <table:table-cell table:style-name="ce2" office:value-type="string" calcext:value-type="string">
            <text:p>SWTMenu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6006491" xlink:type="simple">https://stackoverflow.com/questions/6006491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60064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60064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600649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6006491" xlink:type="simple">https://stackoverflow.com/questions/6006491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793805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883937" xlink:type="simple">https://stackoverflow.com/questions/4883937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79380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79380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793805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10478425" xlink:type="simple">https://stackoverflow.com/questions/10478425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600649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0342342" xlink:type="simple">https://stackoverflow.com/questions/4034234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12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12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9661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793805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1264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2189543" xlink:type="simple">https://stackoverflow.com/questions/12189543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4883937" xlink:type="simple">https://stackoverflow.com/questions/4883937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4883937" xlink:type="simple">https://stackoverflow.com/questions/4883937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18966169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20126482" xlink:type="simple">https://stackoverflow.com/questions/2012648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04967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8966169" xlink:type="simple">https://stackoverflow.com/questions/1896616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12189543" xlink:type="simple">https://stackoverflow.com/questions/12189543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12189543" xlink:type="simple">https://stackoverflow.com/questions/12189543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776945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4883937" xlink:type="simple">https://stackoverflow.com/questions/4883937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2983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style-name="ce2" office:value-type="string" calcext:value-type="string">
            <text:p>JacksonObjectMapperExample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7293683" xlink:type="simple">https://stackoverflow.com/questions/37293683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2936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2936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2936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2936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29368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8920885" xlink:type="simple">https://stackoverflow.com/questions/38920885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60787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60787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60554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781971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6055476" xlink:type="simple">https://stackoverflow.com/questions/6055476</text:a>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7819710" xlink:type="simple">https://stackoverflow.com/questions/1781971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89208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40776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42312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245164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78197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2458297" xlink:type="simple">https://stackoverflow.com/questions/32458297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78197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6055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60787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02108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102206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0355261" xlink:type="simple">https://stackoverflow.com/questions/20355261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4582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892088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31022068" xlink:type="simple">https://stackoverflow.com/questions/31022068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28312496" xlink:type="simple">https://stackoverflow.com/questions/28312496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4021080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celWriter.java</text:p>
          </table:table-cell>
          <table:table-cell table:style-name="ce2"/>
          <table:table-cell table:style-name="ce2" office:value-type="string" calcext:value-type="string">
            <text:p>ExcelWriter.java</text:p>
          </table:table-cell>
          <table:table-cell table:style-name="ce2"/>
          <table:table-cell table:style-name="ce2" office:value-type="string" calcext:value-type="string">
            <text:p>ExcelWriter.java</text:p>
          </table:table-cell>
          <table:table-cell table:style-name="ce2"/>
          <table:table-cell table:style-name="ce2" office:value-type="string" calcext:value-type="string">
            <text:p>ExcelWriter.java</text:p>
          </table:table-cell>
          <table:table-cell table:style-name="ce2"/>
          <table:table-cell table:style-name="ce2" office:value-type="string" calcext:value-type="string">
            <text:p>ExcelWriter.java</text:p>
          </table:table-cell>
          <table:table-cell table:style-name="ce2"/>
          <table:table-cell table:style-name="ce2" office:value-type="string" calcext:value-type="string">
            <text:p>ExcelWriter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8787000" xlink:type="simple">https://stackoverflow.com/questions/48787000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50328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8787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40578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0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364742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5032830" xlink:type="simple">https://stackoverflow.com/questions/45032830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8787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0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36474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8787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0648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7706482" xlink:type="simple">https://stackoverflow.com/questions/3770648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0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40578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44075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50328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2405788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32563322" xlink:type="simple">https://stackoverflow.com/questions/32563322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5633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36474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25633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36474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87870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4057886" xlink:type="simple">https://stackoverflow.com/questions/24057886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24057886" xlink:type="simple">https://stackoverflow.com/questions/24057886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44075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77064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4618094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stackoverflow.com/questions/44407555" xlink:type="simple">https://stackoverflow.com/questions/44407555</text:a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4IOTransform.java</text:p>
          </table:table-cell>
          <table:table-cell table:style-name="ce2"/>
          <table:table-cell table:style-name="ce2" office:value-type="string" calcext:value-type="string">
            <text:p>C24IOTransform.java</text:p>
          </table:table-cell>
          <table:table-cell table:style-name="ce2"/>
          <table:table-cell table:style-name="ce2" office:value-type="string" calcext:value-type="string">
            <text:p>C24IOTransform.java</text:p>
          </table:table-cell>
          <table:table-cell table:style-name="ce2"/>
          <table:table-cell table:style-name="ce2" office:value-type="string" calcext:value-type="string">
            <text:p>C24IOTransform.java</text:p>
          </table:table-cell>
          <table:table-cell table:style-name="ce2"/>
          <table:table-cell table:style-name="ce2" office:value-type="string" calcext:value-type="string">
            <text:p>C24IOTransform.java</text:p>
          </table:table-cell>
          <table:table-cell table:style-name="ce2"/>
          <table:table-cell table:style-name="ce2" office:value-type="string" calcext:value-type="string">
            <text:p>C24IOTransform.java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1035278" xlink:type="simple">https://stackoverflow.com/questions/11035278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12646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110352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1264659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28410100" xlink:type="simple">https://stackoverflow.com/questions/2841010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84101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7661321" xlink:type="simple">https://stackoverflow.com/questions/17661321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25607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12646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56078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35090671" xlink:type="simple">https://stackoverflow.com/questions/35090671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509067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40194070" xlink:type="simple">https://stackoverflow.com/questions/40194070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110352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25607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1103527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35480794" xlink:type="simple">https://stackoverflow.com/questions/35480794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ttps://stackoverflow.com/questions/3548079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28410100" xlink:type="simple">https://stackoverflow.com/questions/28410100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47245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tps://stackoverflow.com/questions/347245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3472450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2415708" xlink:type="simple">https://stackoverflow.com/questions/2415708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stackoverflow.com/questions/3692896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<text:a xlink:href="https://stackoverflow.com/questions/1281607" xlink:type="simple">https://stackoverflow.com/questions/1281607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176613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6522284" xlink:type="simple">https://stackoverflow.com/questions/6522284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ttps://stackoverflow.com/questions/1766132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tackoverflow.com/questions/36928962" xlink:type="simple">https://stackoverflow.com/questions/36928962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tackoverflow.com/questions/37550295" xlink:type="simple">https://stackoverflow.com/questions/37550295</text:a>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score</text:p>
          </table:table-cell>
          <table:table-cell table:formula="of:=AVERAGE([.B5:.B63])" office:value-type="float" office:value="2.98" calcext:value-type="float">
            <text:p>2.98</text:p>
          </table:table-cell>
          <table:table-cell/>
          <table:table-cell table:formula="of:=AVERAGE([.D5:.D63])" office:value-type="float" office:value="3.16" calcext:value-type="float">
            <text:p>3.16</text:p>
          </table:table-cell>
          <table:table-cell/>
          <table:table-cell table:formula="of:=AVERAGE([.F5:.F63])" office:value-type="float" office:value="3.2" calcext:value-type="float">
            <text:p>3.2</text:p>
          </table:table-cell>
          <table:table-cell/>
          <table:table-cell table:formula="of:=AVERAGE([.H5:.H63])" office:value-type="float" office:value="3.04" calcext:value-type="float">
            <text:p>3.04</text:p>
          </table:table-cell>
          <table:table-cell/>
          <table:table-cell table:formula="of:=AVERAGE([.J5:.J63])" office:value-type="float" office:value="3.3" calcext:value-type="float">
            <text:p>3.3</text:p>
          </table:table-cell>
          <table:table-cell/>
          <table:table-cell table:formula="of:=AVERAGE([.L5:.L63])" office:value-type="float" office:value="3.44" calcext:value-type="float">
            <text:p>3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 of posts with 1</text:p>
          </table:table-cell>
          <table:table-cell table:formula="of:=COUNTIF([.B5:.B63];&quot;=1&quot;)" office:value-type="float" office:value="14" calcext:value-type="float">
            <text:p>14</text:p>
          </table:table-cell>
          <table:table-cell/>
          <table:table-cell table:formula="of:=COUNTIF([.D5:.D63];&quot;=1&quot;)" office:value-type="float" office:value="8" calcext:value-type="float">
            <text:p>8</text:p>
          </table:table-cell>
          <table:table-cell/>
          <table:table-cell table:formula="of:=COUNTIF([.F5:.F63];&quot;=1&quot;)" office:value-type="float" office:value="10" calcext:value-type="float">
            <text:p>10</text:p>
          </table:table-cell>
          <table:table-cell/>
          <table:table-cell table:formula="of:=COUNTIF([.H5:.H63];&quot;=1&quot;)" office:value-type="float" office:value="11" calcext:value-type="float">
            <text:p>11</text:p>
          </table:table-cell>
          <table:table-cell/>
          <table:table-cell table:formula="of:=COUNTIF([.J5:.J63];&quot;=1&quot;)" office:value-type="float" office:value="2" calcext:value-type="float">
            <text:p>2</text:p>
          </table:table-cell>
          <table:table-cell/>
          <table:table-cell table:formula="of:=COUNTIF([.L5:.L63];&quot;=1&quot;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 of posts with 2</text:p>
          </table:table-cell>
          <table:table-cell table:formula="of:=COUNTIF([.B5:.B63];&quot;=2&quot;)" office:value-type="float" office:value="1" calcext:value-type="float">
            <text:p>1</text:p>
          </table:table-cell>
          <table:table-cell/>
          <table:table-cell table:formula="of:=COUNTIF([.D5:.D63];&quot;=2&quot;)" office:value-type="float" office:value="4" calcext:value-type="float">
            <text:p>4</text:p>
          </table:table-cell>
          <table:table-cell/>
          <table:table-cell table:formula="of:=COUNTIF([.F5:.F63];&quot;=2&quot;)" office:value-type="float" office:value="2" calcext:value-type="float">
            <text:p>2</text:p>
          </table:table-cell>
          <table:table-cell/>
          <table:table-cell table:formula="of:=COUNTIF([.H5:.H63];&quot;=2&quot;)" office:value-type="float" office:value="2" calcext:value-type="float">
            <text:p>2</text:p>
          </table:table-cell>
          <table:table-cell/>
          <table:table-cell table:formula="of:=COUNTIF([.J5:.J63];&quot;=2&quot;)" office:value-type="float" office:value="9" calcext:value-type="float">
            <text:p>9</text:p>
          </table:table-cell>
          <table:table-cell/>
          <table:table-cell table:formula="of:=COUNTIF([.L5:.L63];&quot;=2&quot;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 of posts with 3</text:p>
          </table:table-cell>
          <table:table-cell table:formula="of:=COUNTIF([.B5:.B63];&quot;=3&quot;)" office:value-type="float" office:value="7" calcext:value-type="float">
            <text:p>7</text:p>
          </table:table-cell>
          <table:table-cell/>
          <table:table-cell table:formula="of:=COUNTIF([.D5:.D63];&quot;=3&quot;)" office:value-type="float" office:value="10" calcext:value-type="float">
            <text:p>10</text:p>
          </table:table-cell>
          <table:table-cell/>
          <table:table-cell table:formula="of:=COUNTIF([.F5:.F63];&quot;=3&quot;)" office:value-type="float" office:value="6" calcext:value-type="float">
            <text:p>6</text:p>
          </table:table-cell>
          <table:table-cell/>
          <table:table-cell table:formula="of:=COUNTIF([.H5:.H63];&quot;=3&quot;)" office:value-type="float" office:value="11" calcext:value-type="float">
            <text:p>11</text:p>
          </table:table-cell>
          <table:table-cell/>
          <table:table-cell table:formula="of:=COUNTIF([.J5:.J63];&quot;=3&quot;)" office:value-type="float" office:value="11" calcext:value-type="float">
            <text:p>11</text:p>
          </table:table-cell>
          <table:table-cell/>
          <table:table-cell table:formula="of:=COUNTIF([.L5:.L63];&quot;=3&quot;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 of posts with 4</text:p>
          </table:table-cell>
          <table:table-cell table:formula="of:=COUNTIF([.B5:.B63];&quot;=4&quot;)" office:value-type="float" office:value="28" calcext:value-type="float">
            <text:p>28</text:p>
          </table:table-cell>
          <table:table-cell/>
          <table:table-cell table:formula="of:=COUNTIF([.D5:.D63];&quot;=4&quot;)" office:value-type="float" office:value="28" calcext:value-type="float">
            <text:p>28</text:p>
          </table:table-cell>
          <table:table-cell/>
          <table:table-cell table:formula="of:=COUNTIF([.F1:.F65];&quot;=4&quot;)" office:value-type="float" office:value="32" calcext:value-type="float">
            <text:p>32</text:p>
          </table:table-cell>
          <table:table-cell/>
          <table:table-cell table:formula="of:=COUNTIF([.H1:.H65];&quot;=4&quot;)" office:value-type="float" office:value="26" calcext:value-type="float">
            <text:p>26</text:p>
          </table:table-cell>
          <table:table-cell/>
          <table:table-cell table:formula="of:=COUNTIF([.J1:.J65];&quot;=4&quot;)" office:value-type="float" office:value="28" calcext:value-type="float">
            <text:p>28</text:p>
          </table:table-cell>
          <table:table-cell/>
          <table:table-cell table:formula="of:=COUNTIF([.L1:.L65];&quot;=4&quot;)" office:value-type="float" office:value="31" calcext:value-type="float">
            <text:p>31</text:p>
          </table:table-cell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ccessRate" table:style-name="ta2">
        <table:shapes>
          <draw:frame draw:z-index="0" draw:style-name="gr1" draw:text-style-name="P1" svg:width="453.43pt" svg:height="255.06pt" svg:x="619.57pt" svg:y="284.37pt">
            <loext:p draw:notify-on-update-of-ranges="SuccessRate.D20:SuccessRate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row table:style-name="ro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y</text:p>
          </table:table-cell>
          <table:table-cell table:style-name="ce5" office:value-type="string" calcext:value-type="string" table:number-columns-spanned="2" table:number-rows-spanned="1">
            <text:p>A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B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D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E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</table:table-row>
        <table:table-row table:style-name="ro1">
          <table:table-cell table:number-columns-repeated="2"/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Precis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AuditReportCriteriaForm.java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1/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ce2" office:value-type="string" calcext:value-type="string">
            <text:p>DBConnectionTest.java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AdsListenerMgrImpl.java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</table:table-row>
        <table:table-row table:style-name="ro1">
          <table:table-cell/>
          <table:table-cell table:style-name="ce2" office:value-type="string" calcext:value-type="string">
            <text:p>ASTVisitors.java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2" office:value-type="string" calcext:value-type="string">
            <text:p>MongoHelloWorld.java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TestDataPlaceHolderServlet.java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SWTMenu.java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JacksonObjectMapperExample.java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ExcelWriter.java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C24IOTransform.java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/5" office:value-type="float" office:value="0.8" calcext:value-type="float">
            <text:p>0.8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formula="of:=9/10" office:value-type="float" office:value="0.9" calcext:value-type="float">
            <text:p>0.9</text:p>
          </table:table-cell>
          <table:table-cell table:formula="of:=AVERAGE([.D6:.D15])" office:value-type="float" office:value="0.6" calcext:value-type="float">
            <text:p>0.6</text:p>
          </table:table-cell>
          <table:table-cell/>
          <table:table-cell table:formula="of:=AVERAGE([.F6:.F15])" office:value-type="float" office:value="0.66" calcext:value-type="float">
            <text:p>0.66</text:p>
          </table:table-cell>
          <table:table-cell/>
          <table:table-cell table:formula="of:=AVERAGE([.H6:.H15])" office:value-type="float" office:value="0.68" calcext:value-type="float">
            <text:p>0.68</text:p>
          </table:table-cell>
          <table:table-cell/>
          <table:table-cell table:formula="of:=AVERAGE([.J6:.J15])" office:value-type="float" office:value="0.74" calcext:value-type="float">
            <text:p>0.74</text:p>
          </table:table-cell>
          <table:table-cell/>
          <table:table-cell table:formula="of:=AVERAGE([.L6:.L15])" office:value-type="float" office:value="0.78" calcext:value-type="float">
            <text:p>0.78</text:p>
          </table:table-cell>
          <table:table-cell/>
          <table:table-cell table:formula="of:=AVERAGE([.N6:.N15])" office:value-type="float" office:value="0.82" calcext:value-type="float">
            <text:p>0.82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8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6" calcext:value-type="float">
            <text:p>0.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8" calcext:value-type="float">
            <text:p>0.68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0.74" calcext:value-type="float">
            <text:p>0.74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float" office:value="0.78" calcext:value-type="float">
            <text:p>0.78</text:p>
          </table:table-cell>
          <table:table-cell table:number-columns-repeated="10"/>
        </table:table-row>
      </table:table>
      <table:table table:name="Foglio2" table:style-name="ta1">
        <table:table-column table:style-name="co13" table:default-cell-style-name="ce4"/>
        <table:table-column table:style-name="co10" table:number-columns-repeated="1023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markCategoryPanel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188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472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42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461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899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CompilationUni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64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769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371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6914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789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lPOIHelp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0029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5471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31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273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795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ePrint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7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716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28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661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0192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nkResponseAggregationStrategy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928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035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254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3983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473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ltSetIterato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7224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956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07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1572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vl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139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435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198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1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743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goJavaSampl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913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33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433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791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055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ditReportCriteriaForm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035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394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705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5277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901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DBCDaoImpl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131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123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8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38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149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s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522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72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602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636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3083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joQuickTou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713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353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33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1058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913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SessionServl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385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935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462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1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427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dSpreadShe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6507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346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378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273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273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POI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146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8787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057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3647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4407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lBaseTes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7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0192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661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28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418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rtzExampl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7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766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6462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897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842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ickTourAdmin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33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347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913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353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713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TFon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83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7333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86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75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685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ONHandl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8515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1461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1548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218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321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Servl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1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462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966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385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935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SampleHandl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689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482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522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807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493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Visitors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3083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94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602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522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3263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shboardPag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268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604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268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8693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goHelloWorld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8341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357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867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361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8119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F2WordExampl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393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5056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92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1616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1728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anRout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3784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3784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857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463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003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DBCExample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1798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497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3405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8887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0964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salConsistencyExamples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913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33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791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433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055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outServl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385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1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935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427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4564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tterOAuthRetriever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115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7152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62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333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851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AnnotationListPag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4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1698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1698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08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31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DataPlaceHolderServle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139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435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198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761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6743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Tes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628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409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0702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628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552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baseUs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3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751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539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4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1437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ampleJDBCConnecto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894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627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8176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567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5655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MapperBasicsTes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2022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8537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897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7899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3812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sUpPag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921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058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7639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809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188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TButton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483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39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161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8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182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TCombo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7511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41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7333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704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2649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sonObjectMapperExampl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7293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6055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1022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7819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7173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TMenu.t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6006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7938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0496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883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324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tterClient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43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383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0612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045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9768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Activity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5412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0618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115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7152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794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ssTokenGenerato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7152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3115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62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851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333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tterCB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0931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6033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5657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4134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4257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ncTimelineLoad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045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383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751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586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99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lReader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8082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35771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6507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9346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6146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TShapes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7571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0982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455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186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0896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SnippetRewrite.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602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45224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964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12748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stackoverflow.com/questions/22982846</text:p>
          </table:table-cell>
          <table:table-cell table:number-columns-repeated="1023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08:23:02.72476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10T14:51:40Z</meta:creation-date>
    <dc:date>2019-05-03T15:49:47.516901563</dc:date>
    <meta:editing-cycles>49</meta:editing-cycles>
    <meta:editing-duration>PT8H13M40S</meta:editing-duration>
    <meta:document-statistic meta:table-count="3" meta:cell-count="11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bar" chart:style-name="ch1">
        <chart:legend chart:legend-position="end" svg:x="13.734cm" svg:y="4.2cm" style:legend-expansion="high" chart:style-name="ch2"/>
        <chart:plot-area chart:style-name="ch3" table:cell-range-address="SuccessRate.D20:SuccessRate.D24" svg:x="0.319cm" svg:y="0.179cm" svg:width="13.096cm" svg:height="8.641cm">
          <chartooo:coordinate-region svg:x="1.046cm" svg:y="0.378cm" svg:width="12.369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ccessRate.D20:SuccessRate.D2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uccessRate.D20:SuccessRate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